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51pt solid #000000" fo:border-left="2.49pt solid #000000" fo:border-right="0.51pt solid #000000" fo:border-top="0.51pt solid #000000" style:vertical-align="middle"/>
    </style:style>
    <style:style style:name="ce4" style:family="table-cell" style:parent-style-name="Default" style:data-style-name="N36">
      <style:table-cell-properties fo:border-bottom="2.49pt solid #000000" fo:border-left="2.49pt solid #000000" fo:border-right="0.51pt solid #000000" fo:border-top="0.51pt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51pt solid #000000" style:vertical-align="middle"/>
    </style:style>
    <style:style style:name="ce8" style:family="table-cell" style:parent-style-name="Default" style:data-style-name="N40">
      <style:table-cell-properties fo:border-bottom="2.49pt solid #000000" fo:border-left="0.51pt solid #000000" fo:border-right="0.51pt solid #000000" fo:border-top="0.51pt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2.49pt solid #000000" style:text-align-source="fix" style:repeat-content="false" fo:border-left="0.51pt solid #000000" fo:border-right="0.06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51pt solid #000000" fo:wrap-option="wrap" fo:border-left="0.51pt solid #000000" fo:border-right="0.06pt solid #000000" fo:border-top="0.51pt solid #000000" style:vertical-align="middle"/>
    </style:style>
    <style:style style:name="ce12" style:family="table-cell" style:parent-style-name="Default">
      <style:table-cell-properties fo:border-bottom="0.51pt solid #000000" fo:wrap-option="wrap" fo:border-left="0.51pt solid #000000" fo:border-right="0.06pt solid #000000" fo:border-top="0.51pt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2.49pt solid #000000" fo:wrap-option="wrap" fo:border-left="0.51pt solid #000000" fo:border-right="0.06pt solid #000000" fo:border-top="0.51pt solid #000000" style:vertical-align="middle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6pt solid #000000" fo:border-left="0.06pt solid #000000" fo:border-right="2.49pt solid #000000" fo:border-top="0.06pt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number-columns-repeated="3"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09-10">
            <text:p>10/09/2011</text:p>
          </table:table-cell>
          <table:table-cell table:style-name="ce7" office:value-type="time" office:time-value="PT11H20M00S">
            <text:p>11:20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 para revisão e definição de atividades da semana.</text:p>
          </table:table-cell>
          <table:table-cell table:style-name="ce15" table:formula="of:=[.C3]-[.B3]" office:value-type="time" office:time-value="PT01H36M00S">
            <text:p>01:36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17M00S">
            <text:p>20:17</text:p>
          </table:table-cell>
          <table:table-cell table:style-name="ce7" office:value-type="time" office:time-value="PT20H28M00S">
            <text:p>20:28</text:p>
          </table:table-cell>
          <table:table-cell table:style-name="ce11" office:value-type="string">
            <text:p>Respondendo e-mail so projeto/posicionamento do José Leonardo da execução do projeto.</text:p>
          </table:table-cell>
          <table:table-cell table:style-name="ce15" table:formula="of:=[.C4]-[.B4]" office:value-type="time" office:time-value="PT00H11M00S">
            <text:p>00:11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29M00S">
            <text:p>20:29</text:p>
          </table:table-cell>
          <table:table-cell table:style-name="ce7" office:value-type="time" office:time-value="PT20H41M00S">
            <text:p>20:41</text:p>
          </table:table-cell>
          <table:table-cell table:style-name="ce11" office:value-type="string">
            <text:p>Leitura do material atualizado do code pelos desenvovedores e normalização de nome de aruqivos.</text:p>
          </table:table-cell>
          <table:table-cell table:style-name="ce15" table:formula="of:=[.C5]-[.B5]" office:value-type="time" office:time-value="PT00H12M00S">
            <text:p>00:12</text:p>
          </table:table-cell>
        </table:table-row>
        <table:table-row table:style-name="ro4">
          <table:table-cell table:style-name="ce3" office:value-type="date" office:date-value="2011-09-14">
            <text:p>14/09/2011</text:p>
          </table:table-cell>
          <table:table-cell table:style-name="ce7" office:value-type="time" office:time-value="PT22H05M00S">
            <text:p>22:05</text:p>
          </table:table-cell>
          <table:table-cell table:style-name="ce7" office:value-type="time" office:time-value="PT22H23M00S">
            <text:p>22:23</text:p>
          </table:table-cell>
          <table:table-cell table:style-name="ce11" office:value-type="string">
            <text:p>Verificação de atividade de Casos de Uso do Tiago Alan, e delegação de nova tarefa de definição do requisitos relacionados a usuário</text:p>
          </table:table-cell>
          <table:table-cell table:style-name="ce15" table:formula="of:=[.C6]-[.B6]" office:value-type="time" office:time-value="PT00H18M00S">
            <text:p>00:18</text:p>
          </table:table-cell>
        </table:table-row>
        <table:table-row table:style-name="ro3">
          <table:table-cell table:style-name="ce3" office:value-type="date" office:date-value="2011-09-17">
            <text:p>17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11M00S">
            <text:p>12:11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7]-[.B7]" office:value-type="time" office:time-value="PT01H13M00S">
            <text:p>01:13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46M00S">
            <text:p>20:46</text:p>
          </table:table-cell>
          <table:table-cell table:style-name="ce7" office:value-type="time" office:time-value="PT20H54M00S">
            <text:p>20:54</text:p>
          </table:table-cell>
          <table:table-cell table:style-name="ce11" office:value-type="string">
            <text:p>Leitura do material atualizado do code pelos desenvolvedores.</text:p>
          </table:table-cell>
          <table:table-cell table:style-name="ce15" table:formula="of:=[.C8]-[.B8]" office:value-type="time" office:time-value="PT00H08M00S">
            <text:p>00:08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54M00S">
            <text:p>20:54</text:p>
          </table:table-cell>
          <table:table-cell table:style-name="ce7" office:value-type="time" office:time-value="PT22H55M00S">
            <text:p>22:55</text:p>
          </table:table-cell>
          <table:table-cell table:style-name="ce11" office:value-type="string">
            <text:p>Restruturação do Template de Definição de Requisitos para o projeto Portal Virtual do Cerrado. Até o iten 4.2</text:p>
          </table:table-cell>
          <table:table-cell table:style-name="ce15" table:formula="of:=[.C9]-[.B9]" office:value-type="time" office:time-value="PT02H01M00S">
            <text:p>02:01</text:p>
          </table:table-cell>
        </table:table-row>
        <table:table-row table:style-name="ro3">
          <table:table-cell table:style-name="ce3" office:value-type="date" office:date-value="2011-09-24">
            <text:p>24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10]-[.B10]" office:value-type="time" office:time-value="PT01H58M00S">
            <text:p>01:58</text:p>
          </table:table-cell>
        </table:table-row>
        <table:table-row table:style-name="ro3">
          <table:table-cell table:style-name="ce3" office:value-type="date" office:date-value="2011-09-27">
            <text:p>27/09/2011</text:p>
          </table:table-cell>
          <table:table-cell table:style-name="ce7" office:value-type="time" office:time-value="PT20H40M00S">
            <text:p>20:40</text:p>
          </table:table-cell>
          <table:table-cell table:style-name="ce7" office:value-type="time" office:time-value="PT22H34M00S">
            <text:p>22:34</text:p>
          </table:table-cell>
          <table:table-cell table:style-name="ce11" office:value-type="string">
            <text:p>Restruturação do template de definição de caso de uso e banco de dados.(demorou por causa das referencias)</text:p>
          </table:table-cell>
          <table:table-cell table:style-name="ce15" table:formula="of:=[.C11]-[.B11]" office:value-type="time" office:time-value="PT01H54M00S">
            <text:p>01:54</text:p>
          </table:table-cell>
        </table:table-row>
        <table:table-row table:style-name="ro3">
          <table:table-cell table:style-name="ce3" office:value-type="date" office:date-value="2011-09-27">
            <text:p>27/09/2011</text:p>
          </table:table-cell>
          <table:table-cell table:style-name="ce7" office:value-type="time" office:time-value="PT23H25M00S">
            <text:p>23:25</text:p>
          </table:table-cell>
          <table:table-cell table:style-name="ce7" office:value-type="time" office:time-value="PT23H36M00S">
            <text:p>23:36</text:p>
          </table:table-cell>
          <table:table-cell table:style-name="ce11" office:value-type="string">
            <text:p>Revisão do Templatede Abertura</text:p>
          </table:table-cell>
          <table:table-cell table:style-name="ce15" table:formula="of:=[.C12]-[.B12]" office:value-type="time" office:time-value="PT00H11M00S">
            <text:p>00:11</text:p>
          </table:table-cell>
        </table:table-row>
        <table:table-row table:style-name="ro3">
          <table:table-cell table:style-name="ce3" office:value-type="date" office:date-value="2012-03-03">
            <text:p>03/03/2012</text:p>
          </table:table-cell>
          <table:table-cell table:style-name="ce7" office:value-type="time" office:time-value="PT22H44M00S">
            <text:p>22:44</text:p>
          </table:table-cell>
          <table:table-cell table:style-name="ce7" office:value-type="time" office:time-value="PT22H45M00S">
            <text:p>22:45</text:p>
          </table:table-cell>
          <table:table-cell table:style-name="ce11" office:value-type="string">
            <text:p>MIgração dos documentos para DropBox</text:p>
          </table:table-cell>
          <table:table-cell table:style-name="ce15" table:formula="of:=[.C13]-[.B13]" office:value-type="time" office:time-value="PT00H01M00S">
            <text:p>00:01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4]-[.B14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5]-[.B15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6]-[.B16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7]-[.B17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2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3">
          <table:table-cell table:style-name="ce4"/>
          <table:table-cell table:number-columns-repeated="2" table:style-name="ce8"/>
          <table:table-cell table:style-name="ce13"/>
          <table:table-cell table:style-name="ce15" table:formula="of:=[.C22]-[.B22]" office:value-type="time" office:time-value="PT00H00M00S">
            <text:p>00:00</text:p>
          </table:table-cell>
        </table:table-row>
        <table:table-row table:style-name="ro1" table:number-rows-repeated="68">
          <table:table-cell table:number-columns-repeated="4"/>
          <table:table-cell table:style-name="ce16"/>
        </table:table-row>
        <table:table-row table:style-name="ro1" table:number-rows-repeated="654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29M48S</meta:editing-duration>
    <meta:editing-cycles>29</meta:editing-cycles>
    <meta:generator>LibreOffice/3.5$Linux_x86 LibreOffice_project/7e68ba2-a744ebf-1f241b7-c506db1-7d53735</meta:generator>
    <dc:date>2012-03-03T22:45:06</dc:date>
    <dc:creator>guiliano </dc:creator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